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3-31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1-1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0-07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7-08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4-15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1-0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0-02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7-25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4-1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1-17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1-05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11-22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11-17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11-15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11-14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10-20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09-23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08-23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07-26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07-19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06-24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05-20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04-21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04-04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03-23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03-16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02-17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2-01-25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1-12-14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1-11-16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1-10-22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1-09-2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1-08-24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1-07-23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1-06-22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1-05-21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1-04-2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1-03-23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1-02-23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1-01-25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0-12-14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0-11-23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0-11-20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0-10-26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0-10-09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0-09-17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0-08-20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0-07-23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0-07-1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0-06-23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0-05-27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0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0-02-25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20-01-23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9-12-17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9-11-19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9-10-28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9-09-24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9-08-28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9-07-24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9-06-24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9-05-29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9-04-22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9-03-26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9-02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9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8-12-1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8-11-26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8-10-2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8-09-2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8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8-07-24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8-06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8-05-29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8-04-25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8-03-28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8-02-27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8-01-24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7-12-21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7-11-24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7-10-20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7-09-26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7-08-25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7-07-26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7-06-29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7-05-31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7-04-28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7-03-2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7-02-2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7-01-31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6-12-27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6-12-01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6-10-28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6-09-27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6-08-30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6-07-28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6-06-28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6-05-26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6-04-29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6-03-29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6-02-26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6-01-2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5-12-23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5-11-27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5-10-30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5-10-02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5-08-2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5-07-31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5-06-2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5-05-2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5-05-0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5-03-2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5-02-24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5-02-04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4-12-2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4-11-26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4-10-31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4-09-26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4-08-28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4-07-31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4-06-30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4-05-2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4-04-30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4-03-27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4-02-27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4-01-31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3-12-2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3-11-29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3-10-30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3-08-27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3-07-31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3-06-24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3-05-30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3-04-30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3-04-10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3-02-25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3-01-30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2-12-20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2-1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2-09-19 1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2-08-28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2-07-23 1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2-07-02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2-06-3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2-05-24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2-04-30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2-03-25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2-02-27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2-01-24 2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1-12-27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1-11-28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1-10-26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1-09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1-08-30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1-07-26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1-06-27 2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1-05-24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1-04-26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1-02-20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1-01-24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0-12-20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0-11-22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0-10-26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0-09-27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0-08-25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0-07-27 0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0-06-29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0-06-28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0-05-24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0-04-26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0-03-26 0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0-02-22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10-01-25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9-12-21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9-11-23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9-10-26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9-09-28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9-08-24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9-07-3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9-06-24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9-05-27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9-04-27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9-03-24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9-02-23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9-01-21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8-12-22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8-11-24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8-10-28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8-09-24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8-08-26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8-07-30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8-06-25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8-05-22 2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8-03-25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8-02-24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8-01-27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7-11-27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7-10-22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7-09-2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7-08-27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6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6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5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5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5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4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4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4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4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4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4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4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3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3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3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3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3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2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2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2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1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1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0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0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0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0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0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0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0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2000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9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9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9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9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8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8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8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8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8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7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7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7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7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6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6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6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5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5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5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20071483001</text:p>
          </table:table-cell>
          <table:table-cell office:value-type="string" calcext:value-type="string">
            <text:p>MA-SYW <text:s/>177 STERLING, MA</text:p>
          </table:table-cell>
          <table:table-cell office:value-type="string" calcext:value-type="string">
            <text:p>1995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2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692" meta:object-count="0"/>
    <meta:user-defined meta:name="AppVersion">3.0</meta:user-defined>
  </office:meta>
</office:document-meta>
</file>